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(2*COS(5*[.A2])/3)-([.A2]/6)+(1/3)" office:value-type="float" office:value="1.82746854124232" calcext:value-type="float">
            <text:p>1,82746854124232</text:p>
          </table:table-cell>
        </table:table-row>
        <table:table-row table:style-name="ro1">
          <table:table-cell table:formula="of:=[.A2]+0.5" office:value-type="float" office:value="-4.5" calcext:value-type="float">
            <text:p>-4,5</text:p>
          </table:table-cell>
          <table:table-cell table:formula="of:=(2*COS(5*[.A3])/3)-([.A3]/6)+(1/3)" office:value-type="float" office:value="0.501130239937656" calcext:value-type="float">
            <text:p>0,501130239937656</text:p>
          </table:table-cell>
        </table:table-row>
        <table:table-row table:style-name="ro1">
          <table:table-cell table:formula="of:=[.A3]+0.5" office:value-type="float" office:value="-4" calcext:value-type="float">
            <text:p>-4</text:p>
          </table:table-cell>
          <table:table-cell table:formula="of:=(2*COS(5*[.A4])/3)-([.A4]/6)+(1/3)" office:value-type="float" office:value="1.27205470787559" calcext:value-type="float">
            <text:p>1,27205470787559</text:p>
          </table:table-cell>
        </table:table-row>
        <table:table-row table:style-name="ro1">
          <table:table-cell table:formula="of:=[.A4]+0.5" office:value-type="float" office:value="-3.5" calcext:value-type="float">
            <text:p>-3,5</text:p>
          </table:table-cell>
          <table:table-cell table:formula="of:=(2*COS(5*[.A5])/3)-([.A5]/6)+(1/3)" office:value-type="float" office:value="1.06295997547431" calcext:value-type="float">
            <text:p>1,06295997547431</text:p>
          </table:table-cell>
        </table:table-row>
        <table:table-row table:style-name="ro1">
          <table:table-cell table:formula="of:=[.A5]+0.5" office:value-type="float" office:value="-3" calcext:value-type="float">
            <text:p>-3</text:p>
          </table:table-cell>
          <table:table-cell table:formula="of:=(2*COS(5*[.A6])/3)-([.A6]/6)+(1/3)" office:value-type="float" office:value="0.326874724760786" calcext:value-type="float">
            <text:p>0,326874724760786</text:p>
          </table:table-cell>
        </table:table-row>
        <table:table-row table:style-name="ro1">
          <table:table-cell table:formula="of:=[.A6]+0.5" office:value-type="float" office:value="-2.5" calcext:value-type="float">
            <text:p>-2,5</text:p>
          </table:table-cell>
          <table:table-cell table:formula="of:=(2*COS(5*[.A7])/3)-([.A7]/6)+(1/3)" office:value-type="float" office:value="1.41519885278572" calcext:value-type="float">
            <text:p>1,41519885278572</text:p>
          </table:table-cell>
        </table:table-row>
        <table:table-row table:style-name="ro1">
          <table:table-cell table:formula="of:=[.A7]+0.5" office:value-type="float" office:value="-2" calcext:value-type="float">
            <text:p>-2</text:p>
          </table:table-cell>
          <table:table-cell table:formula="of:=(2*COS(5*[.A8])/3)-([.A8]/6)+(1/3)" office:value-type="float" office:value="0.107285647282365" calcext:value-type="float">
            <text:p>0,107285647282365</text:p>
          </table:table-cell>
        </table:table-row>
        <table:table-row table:style-name="ro1">
          <table:table-cell table:formula="of:=[.A8]+0.5" office:value-type="float" office:value="-1.5" calcext:value-type="float">
            <text:p>-1,5</text:p>
          </table:table-cell>
          <table:table-cell table:formula="of:=(2*COS(5*[.A9])/3)-([.A9]/6)+(1/3)" office:value-type="float" office:value="0.814423545223351" calcext:value-type="float">
            <text:p>0,814423545223351</text:p>
          </table:table-cell>
        </table:table-row>
        <table:table-row table:style-name="ro1">
          <table:table-cell table:formula="of:=[.A9]+0.5" office:value-type="float" office:value="-1" calcext:value-type="float">
            <text:p>-1</text:p>
          </table:table-cell>
          <table:table-cell table:formula="of:=(2*COS(5*[.A10])/3)-([.A10]/6)+(1/3)" office:value-type="float" office:value="0.689108123642151" calcext:value-type="float">
            <text:p>0,689108123642151</text:p>
          </table:table-cell>
        </table:table-row>
        <table:table-row table:style-name="ro1">
          <table:table-cell table:formula="of:=[.A10]+0.5" office:value-type="float" office:value="-0.5" calcext:value-type="float">
            <text:p>-0,5</text:p>
          </table:table-cell>
          <table:table-cell table:formula="of:=(2*COS(5*[.A11])/3)-([.A11]/6)+(1/3)" office:value-type="float" office:value="-0.117429077031289" calcext:value-type="float">
            <text:p>-0,117429077031289</text:p>
          </table:table-cell>
        </table:table-row>
        <table:table-row table:style-name="ro1">
          <table:table-cell table:formula="of:=[.A11]+0.5" office:value-type="float" office:value="0" calcext:value-type="float">
            <text:p>0</text:p>
          </table:table-cell>
          <table:table-cell table:formula="of:=(2*COS(5*[.A12])/3)-([.A12]/6)+(1/3)" office:value-type="float" office:value="1" calcext:value-type="float">
            <text:p>1</text:p>
          </table:table-cell>
        </table:table-row>
        <table:table-row table:style-name="ro1">
          <table:table-cell table:formula="of:=[.A12]+0.5" office:value-type="float" office:value="0.5" calcext:value-type="float">
            <text:p>0,5</text:p>
          </table:table-cell>
          <table:table-cell table:formula="of:=(2*COS(5*[.A13])/3)-([.A13]/6)+(1/3)" office:value-type="float" office:value="-0.284095743697956" calcext:value-type="float">
            <text:p>-0,284095743697956</text:p>
          </table:table-cell>
        </table:table-row>
        <table:table-row table:style-name="ro1">
          <table:table-cell table:formula="of:=[.A13]+0.5" office:value-type="float" office:value="1" calcext:value-type="float">
            <text:p>1</text:p>
          </table:table-cell>
          <table:table-cell table:formula="of:=(2*COS(5*[.A14])/3)-([.A14]/6)+(1/3)" office:value-type="float" office:value="0.355774790308817" calcext:value-type="float">
            <text:p>0,355774790308817</text:p>
          </table:table-cell>
        </table:table-row>
        <table:table-row table:style-name="ro1">
          <table:table-cell table:formula="of:=[.A14]+0.5" office:value-type="float" office:value="1.5" calcext:value-type="float">
            <text:p>1,5</text:p>
          </table:table-cell>
          <table:table-cell table:formula="of:=(2*COS(5*[.A15])/3)-([.A15]/6)+(1/3)" office:value-type="float" office:value="0.31442354522335" calcext:value-type="float">
            <text:p>0,31442354522335</text:p>
          </table:table-cell>
        </table:table-row>
        <table:table-row table:style-name="ro1">
          <table:table-cell table:formula="of:=[.A15]+0.5" office:value-type="float" office:value="2" calcext:value-type="float">
            <text:p>2</text:p>
          </table:table-cell>
          <table:table-cell table:formula="of:=(2*COS(5*[.A16])/3)-([.A16]/6)+(1/3)" office:value-type="float" office:value="-0.559381019384302" calcext:value-type="float">
            <text:p>-0,559381019384302</text:p>
          </table:table-cell>
        </table:table-row>
        <table:table-row table:style-name="ro1">
          <table:table-cell table:formula="of:=[.A16]+0.5" office:value-type="float" office:value="2.5" calcext:value-type="float">
            <text:p>2,5</text:p>
          </table:table-cell>
          <table:table-cell table:formula="of:=(2*COS(5*[.A17])/3)-([.A17]/6)+(1/3)" office:value-type="float" office:value="0.581865519452387" calcext:value-type="float">
            <text:p>0,581865519452387</text:p>
          </table:table-cell>
        </table:table-row>
        <table:table-row table:style-name="ro1">
          <table:table-cell table:formula="of:=[.A17]+0.5" office:value-type="float" office:value="3" calcext:value-type="float">
            <text:p>3</text:p>
          </table:table-cell>
          <table:table-cell table:formula="of:=(2*COS(5*[.A18])/3)-([.A18]/6)+(1/3)" office:value-type="float" office:value="-0.673125275239214" calcext:value-type="float">
            <text:p>-0,673125275239214</text:p>
          </table:table-cell>
        </table:table-row>
        <table:table-row table:style-name="ro1">
          <table:table-cell table:formula="of:=[.A18]+0.5" office:value-type="float" office:value="3.5" calcext:value-type="float">
            <text:p>3,5</text:p>
          </table:table-cell>
          <table:table-cell table:formula="of:=(2*COS(5*[.A19])/3)-([.A19]/6)+(1/3)" office:value-type="float" office:value="-0.10370669119236" calcext:value-type="float">
            <text:p>-0,10370669119236</text:p>
          </table:table-cell>
        </table:table-row>
        <table:table-row table:style-name="ro1">
          <table:table-cell table:formula="of:=[.A19]+0.5" office:value-type="float" office:value="4" calcext:value-type="float">
            <text:p>4</text:p>
          </table:table-cell>
          <table:table-cell table:formula="of:=(2*COS(5*[.A20])/3)-([.A20]/6)+(1/3)" office:value-type="float" office:value="-0.0612786254577387" calcext:value-type="float">
            <text:p>-0,061278625457739</text:p>
          </table:table-cell>
        </table:table-row>
        <table:table-row table:style-name="ro1">
          <table:table-cell table:formula="of:=[.A20]+0.5" office:value-type="float" office:value="4.5" calcext:value-type="float">
            <text:p>4,5</text:p>
          </table:table-cell>
          <table:table-cell table:formula="of:=(2*COS(5*[.A21])/3)-([.A21]/6)+(1/3)" office:value-type="float" office:value="-0.998869760062344" calcext:value-type="float">
            <text:p>-0,998869760062344</text:p>
          </table:table-cell>
        </table:table-row>
        <table:table-row table:style-name="ro1">
          <table:table-cell table:formula="of:=[.A21]+0.5" office:value-type="float" office:value="5" calcext:value-type="float">
            <text:p>5</text:p>
          </table:table-cell>
          <table:table-cell table:formula="of:=(2*COS(5*[.A22])/3)-([.A22]/6)+(1/3)" office:value-type="float" office:value="0.160801874575649" calcext:value-type="float">
            <text:p>0,160801874575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4:01:21.116683937</meta:creation-date>
    <meta:generator>LibreOffice/6.0.7.3$Linux_X86_64 LibreOffice_project/00m0$Build-3</meta:generator>
    <dc:date>2020-05-08T14:38:37.819202726</dc:date>
    <meta:editing-duration>PT6M26S</meta:editing-duration>
    <meta:editing-cycles>1</meta:editing-cycles>
    <meta:document-statistic meta:table-count="1" meta:cell-count="44" meta:object-count="0"/>
  </office:meta>
</office:document-meta>
</file>